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f</mi>
            <mrow>
              <mrow>
                <mrow>
                  <mo fence="true" stretchy="false">(</mo>
                  <mrow>
                    <mi>y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o stretchy="false">∫</mo>
                <mi>f</mi>
              </mrow>
            </mrow>
            <mi>'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i mathvariant="italic">dy</mi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stretchy="false">⇒</mo>
            <mrow>
              <mi mathvariant="italic">dy</mi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row>
                  <mo fence="true" stretchy="false">(</mo>
                  <mrow>
                    <mrow>
                      <mi>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o stretchy="false">∫</mo>
                <mi>f</mi>
              </mrow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f(y) + C=int f'( y )*dy
newline
newline
y=g( x )
newline
drarrow dy = g'( x )*dx
newline
newline
drarrow f(g(x)) + C=int f'( g(x) )*g'(x)*dx
newline
newline
drarrow (f(g(x)))' =f'( g(x) )*g'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7:54:41.623574278</meta:creation-date>
    <dc:date>2016-03-31T08:03:36.525579544</dc:date>
    <meta:editing-duration>PT8M53S</meta:editing-duration>
    <meta:editing-cycles>3</meta:editing-cycles>
    <meta:generator>LibreOffice/5.0.5.2$Linux_X86_64 LibreOffice_project/00$Build-2</meta:generator>
  </office:meta>
</office:document-meta>
</file>